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2.531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deleteAllSentInvitationRequest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date" office:date-value="2017-11-30">
            <text:p>30 November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5"/>
          <table:table-cell table:style-name="ce14"/>
          <table:table-cell table:number-columns-repeated="122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/11/2017</text:date>, <text:time>12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12:19:27</dc:date>
    <meta:creation-date>2014-12-16T16:26:20Z</meta:creation-date>
    <meta:editing-cycles>95</meta:editing-cycles>
    <meta:editing-duration>P1DT13H23M33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